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769" officeooo:paragraph-rsid="00008769"/>
    </style:style>
    <style:style style:name="P2" style:family="paragraph" style:parent-style-name="Standard" style:list-style-name="L1">
      <style:text-properties officeooo:rsid="00008769" officeooo:paragraph-rsid="00008769"/>
    </style:style>
    <style:style style:name="P3" style:family="paragraph" style:parent-style-name="Standard" style:list-style-name="L1">
      <style:text-properties officeooo:paragraph-rsid="00008769"/>
    </style:style>
    <style:style style:name="T1" style:family="text">
      <style:text-properties officeooo:rsid="000087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urally Spawning:</text:p>
      <text:list xml:id="list1079330617" text:style-name="L1">
        <text:list-item>
          <text:p text:style-name="P3"><text:span text:style-name="T1">Structure that teleports units back to base (Maybe also teleport enemies as a downside?)</text:span></text:p>
        </text:list-item>
        <text:list-item>
          <text:p text:style-name="P2">Shrine of the Wood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9-09T13:21:14.526000000</dc:date>
    <meta:editing-duration>P1DT4H32M50S</meta:editing-duration>
    <meta:editing-cycles>1</meta:editing-cycles>
    <meta:document-statistic meta:table-count="0" meta:image-count="0" meta:object-count="0" meta:page-count="1" meta:paragraph-count="3" meta:word-count="22" meta:character-count="128" meta:non-whitespace-character-count="111"/>
  </office:meta>
</office:document-meta>
</file>